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a84" officeooo:paragraph-rsid="001d1a84"/>
    </style:style>
    <style:style style:name="P2" style:family="paragraph" style:parent-style-name="Standard">
      <style:text-properties officeooo:rsid="001f1911" officeooo:paragraph-rsid="001f1911"/>
    </style:style>
    <style:style style:name="P3" style:family="paragraph" style:parent-style-name="Standard">
      <style:text-properties officeooo:rsid="001f1911" officeooo:paragraph-rsid="00213ac8"/>
    </style:style>
    <style:style style:name="P4" style:family="paragraph" style:parent-style-name="Standard">
      <style:text-properties officeooo:rsid="001f1911" officeooo:paragraph-rsid="0042a08a"/>
    </style:style>
    <style:style style:name="P5" style:family="paragraph" style:parent-style-name="Standard">
      <style:text-properties officeooo:rsid="001f4f39" officeooo:paragraph-rsid="001f4f39"/>
    </style:style>
    <style:style style:name="P6" style:family="paragraph" style:parent-style-name="Standard">
      <style:text-properties officeooo:paragraph-rsid="001f4f39"/>
    </style:style>
    <style:style style:name="P7" style:family="paragraph" style:parent-style-name="Standard">
      <style:text-properties officeooo:rsid="00210c76" officeooo:paragraph-rsid="00210c76"/>
    </style:style>
    <style:style style:name="P8" style:family="paragraph" style:parent-style-name="Standard">
      <style:text-properties officeooo:rsid="00213ac8" officeooo:paragraph-rsid="00213ac8"/>
    </style:style>
    <style:style style:name="P9" style:family="paragraph" style:parent-style-name="Standard">
      <style:text-properties officeooo:rsid="00213ac8" officeooo:paragraph-rsid="001f1911"/>
    </style:style>
    <style:style style:name="P10" style:family="paragraph" style:parent-style-name="Standard">
      <style:text-properties officeooo:rsid="00226a36" officeooo:paragraph-rsid="00226a36"/>
    </style:style>
    <style:style style:name="P11" style:family="paragraph" style:parent-style-name="Standard">
      <style:text-properties officeooo:rsid="00226a36" officeooo:paragraph-rsid="00232457"/>
    </style:style>
    <style:style style:name="P12" style:family="paragraph" style:parent-style-name="Standard">
      <style:text-properties officeooo:rsid="00232457" officeooo:paragraph-rsid="00232457"/>
    </style:style>
    <style:style style:name="P13" style:family="paragraph" style:parent-style-name="Standard">
      <style:text-properties officeooo:rsid="0025a658" officeooo:paragraph-rsid="0025a658"/>
    </style:style>
    <style:style style:name="P14" style:family="paragraph" style:parent-style-name="Standard">
      <style:text-properties officeooo:rsid="00280a80" officeooo:paragraph-rsid="00280a80"/>
    </style:style>
    <style:style style:name="P15" style:family="paragraph" style:parent-style-name="Standard">
      <style:text-properties officeooo:rsid="002a0948" officeooo:paragraph-rsid="002a0948"/>
    </style:style>
    <style:style style:name="P16" style:family="paragraph" style:parent-style-name="Standard">
      <style:text-properties officeooo:paragraph-rsid="001f1911"/>
    </style:style>
    <style:style style:name="P17" style:family="paragraph" style:parent-style-name="Standard">
      <style:text-properties officeooo:paragraph-rsid="001d1a84"/>
    </style:style>
    <style:style style:name="P18" style:family="paragraph" style:parent-style-name="Standard">
      <style:text-properties officeooo:paragraph-rsid="002c94ac"/>
    </style:style>
    <style:style style:name="P19" style:family="paragraph" style:parent-style-name="Standard">
      <style:text-properties officeooo:rsid="002a0948" officeooo:paragraph-rsid="001d1a84"/>
    </style:style>
    <style:style style:name="P20" style:family="paragraph" style:parent-style-name="Standard">
      <style:text-properties officeooo:rsid="001d1a84" officeooo:paragraph-rsid="002c94ac"/>
    </style:style>
    <style:style style:name="P21" style:family="paragraph" style:parent-style-name="Standard">
      <style:text-properties officeooo:rsid="002c94ac" officeooo:paragraph-rsid="002c94ac"/>
    </style:style>
    <style:style style:name="P22" style:family="paragraph" style:parent-style-name="Standard">
      <style:text-properties officeooo:rsid="001f4f39" officeooo:paragraph-rsid="0044710c"/>
    </style:style>
    <style:style style:name="P23" style:family="paragraph" style:parent-style-name="Standard">
      <style:text-properties officeooo:rsid="001f4f39" officeooo:paragraph-rsid="00462f52"/>
    </style:style>
    <style:style style:name="T1" style:family="text">
      <style:text-properties officeooo:rsid="001f4f39"/>
    </style:style>
    <style:style style:name="T2" style:family="text">
      <style:text-properties officeooo:rsid="00210c76"/>
    </style:style>
    <style:style style:name="T3" style:family="text">
      <style:text-properties officeooo:rsid="00213ac8"/>
    </style:style>
    <style:style style:name="T4" style:family="text">
      <style:text-properties officeooo:rsid="00226a36"/>
    </style:style>
    <style:style style:name="T5" style:family="text">
      <style:text-properties officeooo:rsid="00280a80"/>
    </style:style>
    <style:style style:name="T6" style:family="text">
      <style:text-properties officeooo:rsid="002a0948"/>
    </style:style>
    <style:style style:name="T7" style:family="text">
      <style:text-properties officeooo:rsid="001f1911"/>
    </style:style>
    <style:style style:name="T8" style:family="text">
      <style:text-properties officeooo:rsid="001d1a84"/>
    </style:style>
    <style:style style:name="T9" style:family="text">
      <style:text-properties officeooo:rsid="003ce2e8"/>
    </style:style>
    <style:style style:name="T10" style:family="text">
      <style:text-properties officeooo:rsid="0041b787"/>
    </style:style>
    <style:style style:name="T11" style:family="text">
      <style:text-properties officeooo:rsid="004471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9">SAUDAÇÃO A XANGÔ</text:p>
      <text:p text:style-name="P1"/>
      <text:p text:style-name="P1">Kaô cabecilê! Kaô!</text:p>
      <text:p text:style-name="P20">Kaô cabecilê! Kaô!</text:p>
      <text:p text:style-name="P21">fim</text:p>
      <text:p text:style-name="P18"><text:span text:style-name="T8"><text:line-break/></text:span><text:span text:style-name="T6">XANGÔ KAÔ</text:span></text:p>
      <text:p text:style-name="P1"/>
      <text:p text:style-name="P1">xangô kaô vem chegando de Aruanda </text:p>
      <text:p text:style-name="P1">abençoando os guerreiros da umbanda</text:p>
      <text:p text:style-name="P1"/>
      <text:p text:style-name="P1">benzendo a tanga naruê meu saravá</text:p>
      <text:p text:style-name="P1">trazendo a força de Olorum Obatalá</text:p>
      <text:p text:style-name="P1"/>
      <text:p text:style-name="P1">Eô eô, eô eô, eô eô</text:p>
      <text:p text:style-name="P1">Vamos todos saravá<text:line-break/>Quem está doente vai se curando<text:line-break/>Quem está curado vai trabalhar</text:p>
      <text:p text:style-name="P1"/>
      <text:p text:style-name="P1">Xangô kaô, Atotô Obaluaê</text:p>
      <text:p text:style-name="P2">vem batizar o nosso camutuê?????</text:p>
      <text:p text:style-name="P2"/>
      <text:p text:style-name="P2">????</text:p>
      <text:p text:style-name="P13">fim</text:p>
      <text:p text:style-name="P2"/>
      <text:p text:style-name="P16"><text:span text:style-name="T6">SÃO JOÃO BATISTA </text:span><text:span text:style-name="T7">3x</text:span></text:p>
      <text:p text:style-name="P2"/>
      <text:p text:style-name="P2">Meu pai são joão batista ele é Xangô<text:line-break/>Senhor do meu destino até o fim<text:line-break/></text:p>
      <text:p text:style-name="P2">Se um dia me faltar a fé no meu senhor</text:p>
      <text:p text:style-name="P2">que role essa pedreira sobre mim<text:line-break/></text:p>
      <text:p text:style-name="P2">Meu Pai!</text:p>
      <text:p text:style-name="P14">fim</text:p>
      <text:p text:style-name="P2"/>
      <text:p text:style-name="P15">PÕE O JOELHO NA PEDRA 3x</text:p>
      <text:p text:style-name="P2"/>
      <text:p text:style-name="P2">Põe o joelho na pedra, ô menino<text:line-break/>Por cima do morro o sol clareou</text:p>
      <text:p text:style-name="P2"/>
      <text:p text:style-name="P2">Este trovão que roncou nas matas</text:p>
      <text:p text:style-name="P2">é a pisada do meu pai Xangô</text:p>
      <text:p text:style-name="P14">fim</text:p>
      <text:p text:style-name="P2"/>
      <text:p text:style-name="P2">DEIXA ESSA PEDREIRA AÍ 3x</text:p>
      <text:p text:style-name="P2"/>
      <text:p text:style-name="P2">Xangô meu pai</text:p>
      <text:p text:style-name="P2">Deixa essa pedreira aí<text:line-break/><text:line-break/><text:soft-page-break/>Umbanda tá lhe chamando<text:line-break/>Deixa essa pedreira aí</text:p>
      <text:p text:style-name="P15">fim</text:p>
      <text:p text:style-name="P2"/>
      <text:p text:style-name="P2">VEIO DAS VIRGENS MATAS 3x</text:p>
      <text:p text:style-name="P2"/>
      <text:p text:style-name="P2">Xangô veio das virgens matas</text:p>
      <text:p text:style-name="P2">com seu bastão de prata <text:line-break/>veio pra nos salvar</text:p>
      <text:p text:style-name="P2"/>
      <text:p text:style-name="P2">Xangô Kaô<text:line-break/>Xangô no reino é o meu senhor</text:p>
      <text:p text:style-name="P14">fim</text:p>
      <text:p text:style-name="P2"/>
      <text:p text:style-name="P2">SEU AMANHECER 3x</text:p>
      <text:p text:style-name="P2"/>
      <text:p text:style-name="P2">Xango Kaô<text:line-break/>Mas como é lindo o seu amanhecer<text:line-break/><text:line-break/>Sua pedreira corre água</text:p>
      <text:p text:style-name="P4">Suas matas nascem flor</text:p>
      <text:p text:style-name="P4"><text:line-break/><text:span text:style-name="T10">fim</text:span></text:p>
      <text:p text:style-name="P2"/>
      <text:p text:style-name="P2">LUZ DIVINA <text:span text:style-name="T1">3x</text:span></text:p>
      <text:p text:style-name="P2"/>
      <text:p text:style-name="P2">Luz divina vem nos iluminar</text:p>
      <text:p text:style-name="P2">Meu pai Xangô abençoa este lugar<text:line-break/>Pedreira alta, mina de água e flor<text:line-break/>Pedra encantada, morada do meu pai xangô<text:line-break/>Pedra encantada, é do machado de Xangô</text:p>
      <text:p text:style-name="P14">fim</text:p>
      <text:p text:style-name="P14"/>
      <text:p text:style-name="P2">LÍRIO DE XANGÔ <text:span text:style-name="T1">3x</text:span><text:line-break/></text:p>
      <text:p text:style-name="P5">Lá em cima daquela pedreira</text:p>
      <text:p text:style-name="P22">tem um lírio que é de Xangô</text:p>
      <text:p text:style-name="P22"><text:line-break/>Kaô, Kaô, Kaô Cabecile!</text:p>
      <text:p text:style-name="P22"><text:span text:style-name="T9">Fi</text:span><text:span text:style-name="T11">m</text:span></text:p>
      <text:p text:style-name="P22"/>
      <text:p text:style-name="P22"><text:span text:style-name="T7">COROA DE ZAMBI </text:span>2x</text:p>
      <text:p text:style-name="P2"/>
      <text:p text:style-name="P5">Quem rola pedra na pedreira é Xangô</text:p>
      <text:p text:style-name="P5">Quem rola pedra na pedreira é meu pai<text:line-break/><text:line-break/>Vibrou a coroa de Zambi</text:p>
      <text:p text:style-name="P5">Vibrou a coroa de Zambi</text:p>
      <text:p text:style-name="P5">Vibrou a coroa de Zambi é Kaô!</text:p>
      <text:p text:style-name="P14">fim</text:p>
      <text:p text:style-name="P2"/>
      <text:p text:style-name="P2">BRADO DE XANGÔ <text:s/><text:span text:style-name="T1">2x</text:span></text:p>
      <text:p text:style-name="P2"><text:soft-page-break/></text:p>
      <text:p text:style-name="P5">Estava dormindo em pedras frias</text:p>
      <text:p text:style-name="P5">quando madalena me chamou</text:p>
      <text:p text:style-name="P5"/>
      <text:p text:style-name="P5">Acorda<text:line-break/>que já é hora<text:line-break/>vem ouvir o lindo brado de Xangô</text:p>
      <text:p text:style-name="P14">fim</text:p>
      <text:p text:style-name="P14"/>
      <text:p text:style-name="P2">PONTO DE XANGO UM <text:span text:style-name="T2">2X</text:span></text:p>
      <text:p text:style-name="P2"/>
      <text:p text:style-name="P5">Eu vi <text:span text:style-name="T2">M</text:span>amãe Oxum na cachoeira</text:p>
      <text:p text:style-name="P5">colhendo lírios pra encantar o seu amor</text:p>
      <text:p text:style-name="P5"/>
      <text:p text:style-name="P5">O seu canto ecoou lá na pedreira</text:p>
      <text:p text:style-name="P5">la na pedreira que é morada de xangô</text:p>
      <text:p text:style-name="P5">O seu canto ecoou lá na pedreira</text:p>
      <text:p text:style-name="P5">la na pedreira ouço o brado de xangô</text:p>
      <text:p text:style-name="P6"/>
      <text:p text:style-name="P5">Kaô… Xangô Kaô <text:tab/>2x</text:p>
      <text:p text:style-name="P5"/>
      <text:p text:style-name="P5">Xangô meu pai<text:line-break/>Xangô Kaô Cabecilê</text:p>
      <text:p text:style-name="P5">Xangô meu pai<text:line-break/>Xango Kaô<text:line-break/>nas suas pedreiras correm água</text:p>
      <text:p text:style-name="P23"><text:span text:style-name="T2">em </text:span>suas matas nascem flor</text:p>
      <text:p text:style-name="P23"><text:span text:style-name="T5">fim</text:span></text:p>
      <text:p text:style-name="P23"/>
      <text:p text:style-name="P23"><text:span text:style-name="T7">CIDADE DE LUZ UM </text:span><text:span text:style-name="T3">2x</text:span></text:p>
      <text:p text:style-name="P2"/>
      <text:p text:style-name="P7">Dizem que Xangô </text:p>
      <text:p text:style-name="P7">Mora na pedreira</text:p>
      <text:p text:style-name="P7">Mas não é lá sua morada verdadeira<text:line-break/><text:line-break/>Ele mora na cachoeira<text:line-break/>Sua cidade de luz</text:p>
      <text:p text:style-name="P7">Onde mora Iansã, Oxumaré e Jesus</text:p>
      <text:p text:style-name="P14">fim</text:p>
      <text:p text:style-name="P14"/>
      <text:p text:style-name="P2">XANGÔ DO ACARAJÉ UM <text:span text:style-name="T3">2x</text:span></text:p>
      <text:p text:style-name="P2"/>
      <text:p text:style-name="P8">Quem rola pedra na pedreira é Xangô 2x<text:line-break/><text:line-break/>Xangô do acarajé, do acarajé 2x</text:p>
      <text:p text:style-name="P14">fim</text:p>
      <text:p text:style-name="P14"/>
      <text:p text:style-name="P2">MUÇUÇU <text:span text:style-name="T3">3x</text:span></text:p>
      <text:p text:style-name="P2"/>
      <text:p text:style-name="P9">É de muçuçu,</text:p>
      <text:p text:style-name="P8">é de Muçuçu é que ele vem</text:p>
      <text:p text:style-name="P3"/>
      <text:p text:style-name="P8"><text:soft-page-break/>é de Muçuçu é que ele vem</text:p>
      <text:p text:style-name="P8">Kaô Cabecile é quando ele vem</text:p>
      <text:p text:style-name="P14">fim</text:p>
      <text:p text:style-name="P14"/>
      <text:p text:style-name="P2">SE VOCÊ É FILHO DE UMBANDA </text:p>
      <text:p text:style-name="P2"/>
      <text:p text:style-name="P8">Se você é filho de umbanda, Eô<text:line-break/>Não tem medo de Demanda<text:line-break/><text:line-break/>Pega a espada de Ogum que eu quero ver<text:line-break/>Quem é que vai demandar por você</text:p>
      <text:p text:style-name="P8"/>
      <text:p text:style-name="P8">Se você é filho de umbanda, Eô<text:line-break/>Não tem medo de Demanda<text:line-break/><text:line-break/>Sobe a pedra de Xangô que eu quero ver<text:line-break/>Quem é que vai demandar por você</text:p>
      <text:p text:style-name="P8"/>
      <text:p text:style-name="P8">Se você é filho de umbanda, Eô<text:line-break/>Não tem medo de Demanda<text:line-break/><text:line-break/>Bate o pé no meu terreiro, eu quero ver<text:line-break/>Quem é que vai demandar por você</text:p>
      <text:p text:style-name="P14">fim</text:p>
      <text:p text:style-name="P14"/>
      <text:p text:style-name="P2">SEU ALAFIM <text:span text:style-name="T3">2x</text:span></text:p>
      <text:p text:style-name="P2"/>
      <text:p text:style-name="P8">Pega no seu livro e vai lendo<text:line-break/>pega na pena, vai escrever<text:line-break/><text:line-break/>Xangô… Kaô<text:line-break/>Saravá na umbanda</text:p>
      <text:p text:style-name="P8">Seu alafim seu agodô</text:p>
      <text:p text:style-name="P14">fim</text:p>
      <text:p text:style-name="P14"/>
      <text:p text:style-name="P2">OLHAI SEUS FILHOS <text:span text:style-name="T3">2x</text:span></text:p>
      <text:p text:style-name="P2"/>
      <text:p text:style-name="P8">Meu pai Xangô Olhai seus filhos</text:p>
      <text:p text:style-name="P8">Que estes também são filhos seus<text:line-break/><text:line-break/>Seu agodô</text:p>
      <text:p text:style-name="P8">Yemanjá Salvai, Yemanjá Salvai</text:p>
      <text:p text:style-name="P14">fim</text:p>
      <text:p text:style-name="P14"/>
      <text:p text:style-name="P2">ELE É FEITO DAS ALMAS UM <text:span text:style-name="T3">3x</text:span></text:p>
      <text:p text:style-name="P2"/>
      <text:p text:style-name="P8">Ele é xangô das almas</text:p>
      <text:p text:style-name="P8">Ele é feito nas almas<text:line-break/><text:line-break/>Ô almas, ô minhas almas<text:line-break/>seu agodô que venha nos valer</text:p>
      <text:p text:style-name="P14">fim</text:p>
      <text:p text:style-name="P3"><text:soft-page-break/></text:p>
      <text:p text:style-name="P2">VI A PEDRA ROLAR <text:span text:style-name="T4">3x</text:span></text:p>
      <text:p text:style-name="P2"/>
      <text:p text:style-name="P8">Eu vi a pedra rolar, cachoreira roncar</text:p>
      <text:p text:style-name="P8">de repente parou</text:p>
      <text:p text:style-name="P10">lá Saravá na Umbanda, Seu alafim Agodô</text:p>
      <text:p text:style-name="P10">Lé lé lé Kaô</text:p>
      <text:p text:style-name="P10"/>
      <text:p text:style-name="P10">Lé lé lé ô Kaô</text:p>
      <text:p text:style-name="P10">Lé lé lé ô Kaô</text:p>
      <text:p text:style-name="P14">fim</text:p>
      <text:p text:style-name="P14"/>
      <text:p text:style-name="P2">XANGÔ DAS ÁGUAS</text:p>
      <text:p text:style-name="P2"/>
      <text:p text:style-name="P10">Agodô, Agodô Xangô das águas<text:line-break/>Fez morada no fundo do mar</text:p>
      <text:p text:style-name="P10"/>
      <text:p text:style-name="P10">Lava pedra xangô, Xangô lava pedra<text:line-break/>pro coração dos seus filhos aprender perdoar</text:p>
      <text:p text:style-name="P10"/>
      <text:p text:style-name="P10">Rema rema pescador das almas</text:p>
      <text:p text:style-name="P10">Joga a rede pra poder pescar<text:line-break/><text:line-break/>A barquinha em que ele vai navegando</text:p>
      <text:p text:style-name="P10">é da frota de mamãe Yemanjá</text:p>
      <text:p text:style-name="P10"/>
      <text:p text:style-name="P10">O palácio de mamãe Sereia</text:p>
      <text:p text:style-name="P10">É feito na rocha deste Orixá</text:p>
      <text:p text:style-name="P10"/>
      <text:p text:style-name="P10">Todas almas que com ele navegar</text:p>
      <text:p text:style-name="P10">Junto ao coração dela vão descansar</text:p>
      <text:p text:style-name="P14">fim</text:p>
      <text:p text:style-name="P14"/>
      <text:p text:style-name="P2">KAÔ XANGÔ UM</text:p>
      <text:p text:style-name="P2"/>
      <text:p text:style-name="P10">Kaô Xango, kaô Xangô</text:p>
      <text:p text:style-name="P10">limpando as mentes, tirando as perturbações</text:p>
      <text:p text:style-name="P10"/>
      <text:p text:style-name="P10">Kaô Xango, kaô Xangô</text:p>
      <text:p text:style-name="P10">com a chave de prata para abrir meu coração</text:p>
      <text:p text:style-name="P10"/>
      <text:p text:style-name="P10">Kaô Xango, kaô Xangô</text:p>
      <text:p text:style-name="P10">com suas penas brancas fazendo as transformações</text:p>
      <text:p text:style-name="P10"/>
      <text:p text:style-name="P10">Kaô Xango, kaô Xangô</text:p>
      <text:p text:style-name="P10">que tu sois filho do mestre Juramidam</text:p>
      <text:p text:style-name="P10"/>
      <text:p text:style-name="P10">Kaô Xango, kaô Xangô</text:p>
      <text:p text:style-name="P10">Acendendo a luz na fogueira de São João</text:p>
      <text:p text:style-name="P14">fim</text:p>
      <text:p text:style-name="P14"/>
      <text:p text:style-name="P2">PAI XANGÔ UM</text:p>
      <text:p text:style-name="P10"><text:soft-page-break/>É delicada como um cristal</text:p>
      <text:p text:style-name="P10">a tecedura do vosso amor</text:p>
      <text:p text:style-name="P10"/>
      <text:p text:style-name="P10">cristal de rocha firme e segura</text:p>
      <text:p text:style-name="P10">é o coração de pai Xangô</text:p>
      <text:p text:style-name="P10"/>
      <text:p text:style-name="P10">Meu são joão sois o fiel</text:p>
      <text:p text:style-name="P10">da balança do criador</text:p>
      <text:p text:style-name="P10"/>
      <text:p text:style-name="P10">o prumo do amor verdadeiro</text:p>
      <text:p text:style-name="P10">é a pedreira do vosso amor</text:p>
      <text:p text:style-name="P10"/>
      <text:p text:style-name="P10">estais no alto da montanha</text:p>
      <text:p text:style-name="P10">com a machada do justiceiro</text:p>
      <text:p text:style-name="P10"/>
      <text:p text:style-name="P10">Meu São Miguel está em vós</text:p>
      <text:p text:style-name="P10">peneirador do verdadeiro</text:p>
      <text:p text:style-name="P10"/>
      <text:p text:style-name="P10">Meu pai Xangô vos reconheço</text:p>
      <text:p text:style-name="P10">no meu padrinho Sebastião</text:p>
      <text:p text:style-name="P10"/>
      <text:p text:style-name="P10">Kaô kaô kaô Xangô </text:p>
      <text:p text:style-name="P10">vem nos falar pelo trovão</text:p>
      <text:p text:style-name="P10"/>
      <text:p text:style-name="P10">Meu pai Xangô vamos louvar</text:p>
      <text:p text:style-name="P10">E o meu rosário vou vos cantar<text:line-break/><text:line-break/>Pedir por mim e por meus irmãos</text:p>
      <text:p text:style-name="P10">Pra nós conhecer com o coração</text:p>
      <text:p text:style-name="P14">fim</text:p>
      <text:p text:style-name="P2"/>
      <text:p text:style-name="P2">LADAINHA DE XANGÔ UM</text:p>
      <text:p text:style-name="P2"/>
      <text:p text:style-name="P10">Xangô Kaô meu pai<text:line-break/>Xangô, Kaô Xangô</text:p>
      <text:p text:style-name="P10">Xangô é o pai da justiça</text:p>
      <text:p text:style-name="P10">Xangô rei do amor</text:p>
      <text:p text:style-name="P10"/>
      <text:p text:style-name="P10">Xangô Kaô meu pai</text:p>
      <text:p text:style-name="P10">acende o fogo no coração<text:tab/></text:p>
      <text:p text:style-name="P10">iluminando o caminho</text:p>
      <text:p text:style-name="P10">ensinando a ser irmão</text:p>
      <text:p text:style-name="P10"/>
      <text:p text:style-name="P10">Xangô kaô meu pai</text:p>
      <text:p text:style-name="P10">kaô Cabecilê</text:p>
      <text:p text:style-name="P10">soa o toque, toque de amor</text:p>
      <text:p text:style-name="P10">na pedreira de pai Xangô</text:p>
      <text:p text:style-name="P10"/>
      <text:p text:style-name="P10">Trovejou lá nas pedreiras</text:p>
      <text:p text:style-name="P10">e o céu clareou</text:p>
      <text:p text:style-name="P10">relampejou e vai relampejar</text:p>
      <text:p text:style-name="P12">para todos se firmar</text:p>
      <text:p text:style-name="P12"><text:soft-page-break/></text:p>
      <text:p text:style-name="P11">Xangô Kaô meu pai</text:p>
      <text:p text:style-name="P12">peço firmeza no coração</text:p>
      <text:p text:style-name="P12">peço firmeza dentro da mente</text:p>
      <text:p text:style-name="P12">despertando a santa semente</text:p>
      <text:p text:style-name="P11">Xangô Kaô meu pai<text:line-break/>Xangô, Kaô Xangô</text:p>
      <text:p text:style-name="P12">pai xangô aqui na terra</text:p>
      <text:p text:style-name="P12">é o meu São João</text:p>
      <text:p text:style-name="P12"/>
      <text:p text:style-name="P12">na lembrança do meu padrinho</text:p>
      <text:p text:style-name="P12">aqui eu venho meu ponto firmar</text:p>
      <text:p text:style-name="P12">ponto de luz, ponto de amor</text:p>
      <text:p text:style-name="P12">na umbanda doutrinar</text:p>
      <text:p text:style-name="P12"/>
      <text:p text:style-name="P12">eu sou filho da terra</text:p>
      <text:p text:style-name="P12">tambem sou filho das estrelas</text:p>
      <text:p text:style-name="P12">brilho aqui, e brilho lá</text:p>
      <text:p text:style-name="P12">eu brilho em todo lugar</text:p>
      <text:p text:style-name="P12"/>
      <text:p text:style-name="P12">a ligação é eterna</text:p>
      <text:p text:style-name="P12">deste lado com o de lá</text:p>
      <text:p text:style-name="P12">estou aqui, ele está lá</text:p>
      <text:p text:style-name="P12">estamos juntos para curar</text:p>
      <text:p text:style-name="P12"/>
      <text:p text:style-name="P12">quando o pai chama seu filho</text:p>
      <text:p text:style-name="P12">é hora de se apresentar</text:p>
      <text:p text:style-name="P12">peço perdão com todo amor</text:p>
      <text:p text:style-name="P12">para no amor triunfar</text:p>
      <text:p text:style-name="P12"/>
      <text:p text:style-name="P12">vivemos aqui neste mundo</text:p>
      <text:p text:style-name="P12">no universo a vibrar</text:p>
      <text:p text:style-name="P12">pra receber essa verdade</text:p>
      <text:p text:style-name="P12">brilhar a eternidade</text:p>
      <text:p text:style-name="P12"/>
      <text:p text:style-name="P12">vivemos aqui neste mundo</text:p>
      <text:p text:style-name="P12">no universo a vibrar</text:p>
      <text:p text:style-name="P12">pra receber essa verdade</text:p>
      <text:p text:style-name="P12">brilhar a eternidade</text:p>
      <text:p text:style-name="P13">fim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20:01:44.670272682</meta:creation-date>
    <dc:date>2023-09-26T00:07:54.057967576</dc:date>
    <meta:editing-duration>PT1H16M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7" meta:paragraph-count="204" meta:word-count="1146" meta:character-count="5618" meta:non-whitespace-character-count="4649"/>
  </office:meta>
</office:document-meta>
</file>